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P3" style:parent-style-name="Standard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Standard" style:family="paragraph">
      <style:paragraph-properties fo:keep-with-next="always"/>
    </style:style>
    <style:style style:name="TableColumn7" style:family="table-column">
      <style:table-column-properties style:column-width="3.459in"/>
    </style:style>
    <style:style style:name="TableColumn8" style:family="table-column">
      <style:table-column-properties style:column-width="3.459in"/>
    </style:style>
    <style:style style:name="Table6" style:family="table">
      <style:table-properties style:width="6.918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keep-with-next="alway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keep-with-next="always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keep-with-next="alway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keep-with-next="alway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keep-with-next="alway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keep-with-next="alway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keep-with-next="alway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keep-with-next="alway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keep-with-next="alway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keep-with-next="alway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keep-with-next="alway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with-next="alway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keep-with-next="alway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with-next="alway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keep-with-next="alway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with-next="always">
        <style:tab-stops>
          <style:tab-stop style:type="left" style:position="2.3888in"/>
        </style:tab-stops>
      </style:paragraph-properties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with-next="alway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with-next="always"/>
      <style:text-properties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with-next="always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keep-with-next="alway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keep-with-next="alway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with-next="alway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</style:style>
    <style:style style:name="P70" style:parent-style-name="Standard" style:family="paragraph">
      <style:paragraph-properties fo:keep-with-next="always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 fo:keep-with-next="always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keep-with-next="alway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ableColumn78" style:family="table-column">
      <style:table-column-properties style:column-width="3.459in"/>
    </style:style>
    <style:style style:name="TableColumn79" style:family="table-column">
      <style:table-column-properties style:column-width="3.459in"/>
    </style:style>
    <style:style style:name="Table77" style:family="table">
      <style:table-properties style:width="6.918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86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3">Test 050-09-17 Bad CRC in Command</text:h>
      <text:p text:style-name="P2"/>
      <text:p text:style-name="Standard">Confirm error check logic.</text:p>
      <text:p text:style-name="Standard"/>
      <text:h text:style-name="Heading4" text:outline-level="4">Description</text:h>
      <text:p text:style-name="Standard">Check to confirm PD can detect a bad CRC in an OSDP command from an ACU.</text:p>
      <text:h text:style-name="Heading5" text:outline-level="5">PD</text:h>
      <text:p text:style-name="Standard">PD must not accept the packet. <text:s/>PD is expected to send a NAK. <text:s/>PD is expected to be prepared to handle retransmission of the command. <text:s/>Sequence number must not advance. <text:s/>Secure channel session must not advance MAC (the frame was bad, no the secure channel 'stream'.)</text:p>
      <text:h text:style-name="Heading5" text:outline-level="5">ACU</text:h>
      <text:p text:style-name="P3">n/a</text:p>
      <text:h text:style-name="Heading4" text:outline-level="4">Purpose</text:h>
      <text:p text:style-name="P4">Confirm error check logic</text:p>
      <text:h text:style-name="Heading4" text:outline-level="4">Criteria</text:h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Basic OSDP (PD)</text:p>
          </table:table-cell>
          <table:table-cell table:style-name="TableCell12">
            <text:p text:style-name="P13">ACU Only</text:p>
          </table:table-cell>
        </table:table-row>
        <table:table-row table:style-name="TableRow14">
          <table:table-cell table:style-name="TableCell15">
            <text:p text:style-name="P16">Basic OSDP (ACU)</text:p>
          </table:table-cell>
          <table:table-cell table:style-name="TableCell17">
            <text:p text:style-name="P18">Required</text:p>
          </table:table-cell>
        </table:table-row>
        <table:table-row table:style-name="TableRow19">
          <table:table-cell table:style-name="TableCell20">
            <text:p text:style-name="P21">Secure Channel (PD)</text:p>
          </table:table-cell>
          <table:table-cell table:style-name="TableCell22">
            <text:p text:style-name="P23">ACU Only</text:p>
          </table:table-cell>
        </table:table-row>
        <table:table-row table:style-name="TableRow24">
          <table:table-cell table:style-name="TableCell25">
            <text:p text:style-name="P26">Secure Channel (ACU)</text:p>
          </table:table-cell>
          <table:table-cell table:style-name="TableCell27">
            <text:p text:style-name="P28">Required</text:p>
          </table:table-cell>
        </table:table-row>
        <table:table-row table:style-name="TableRow29">
          <table:table-cell table:style-name="TableCell30">
            <text:p text:style-name="P31">BIO Match (PD)</text:p>
          </table:table-cell>
          <table:table-cell table:style-name="TableCell32">
            <text:p text:style-name="P33">ACU Only</text:p>
          </table:table-cell>
        </table:table-row>
        <table:table-row table:style-name="TableRow34">
          <table:table-cell table:style-name="TableCell35">
            <text:p text:style-name="P36">BIO Match (ACU)</text:p>
          </table:table-cell>
          <table:table-cell table:style-name="TableCell37">
            <text:p text:style-name="P38">Required</text:p>
          </table:table-cell>
        </table:table-row>
        <table:table-row table:style-name="TableRow39">
          <table:table-cell table:style-name="TableCell40">
            <text:p text:style-name="P41">BIO Read (PD)</text:p>
          </table:table-cell>
          <table:table-cell table:style-name="TableCell42">
            <text:p text:style-name="P43">ACU Only</text:p>
          </table:table-cell>
        </table:table-row>
        <table:table-row table:style-name="TableRow44">
          <table:table-cell table:style-name="TableCell45">
            <text:p text:style-name="P46">BIO Read (ACU)</text:p>
          </table:table-cell>
          <table:table-cell table:style-name="TableCell47">
            <text:p text:style-name="P48">Required</text:p>
          </table:table-cell>
        </table:table-row>
        <table:table-row table:style-name="TableRow49">
          <table:table-cell table:style-name="TableCell50">
            <text:p text:style-name="P51">Extended Packet Mode (PD)</text:p>
          </table:table-cell>
          <table:table-cell table:style-name="TableCell52">
            <text:p text:style-name="P53">Required</text:p>
          </table:table-cell>
        </table:table-row>
        <table:table-row table:style-name="TableRow54">
          <table:table-cell table:style-name="TableCell55">
            <text:p text:style-name="P56">Extended Packet Mode (ACU)</text:p>
          </table:table-cell>
          <table:table-cell table:style-name="TableCell57">
            <text:p text:style-name="P58">Required</text:p>
          </table:table-cell>
        </table:table-row>
        <table:table-row table:style-name="TableRow59">
          <table:table-cell table:style-name="TableCell60">
            <text:p text:style-name="P61">Extended Read/Write (PD)</text:p>
          </table:table-cell>
          <table:table-cell table:style-name="TableCell62">
            <text:p text:style-name="P63">Required</text:p>
          </table:table-cell>
        </table:table-row>
        <table:table-row table:style-name="TableRow64">
          <table:table-cell table:style-name="TableCell65">
            <text:p text:style-name="P66">Extended Read/Write (ACU)</text:p>
          </table:table-cell>
          <table:table-cell table:style-name="TableCell67">
            <text:p text:style-name="P68">Required</text:p>
          </table:table-cell>
        </table:table-row>
      </table:table>
      <text:p text:style-name="P69"/>
      <text:h text:style-name="Heading4" text:outline-level="4">Test action</text:h>
      <text:h text:style-name="Heading5" text:outline-level="5">PD Test</text:h>
      <text:p text:style-name="P70"><text:bookmark-start text:name="_Hlk122034517"/><text:span text:style-name="T71">Test action:</text:span><text:s/>Use test stand to cause a malformed command to be sent to a PD DUT.</text:p>
      <text:p text:style-name="P72"><text:span text:style-name="T73">Operator action:</text:span></text:p>
      <text:p text:style-name="P74"><text:tab/>PD test: via test stand activate conformance test 050-09-17</text:p>
      <text:p text:style-name="Standard"><text:tab/></text:p>
      <text:h text:style-name="Heading5" text:outline-level="5"><text:bookmark-end text:name="_Hlk122034517"/>ACU Test</text:h>
      <text:p text:style-name="Normal"><text:tab/><text:span text:style-name="T75">n/a</text:span></text:p>
      <text:h text:style-name="Heading4" text:outline-level="4">Development status</text:h>
      <text:p text:style-name="Standard"><text:span text:style-name="T76">Not yet a</text:span>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h text:style-name="Heading4" text:outline-level="4">Test Results</text:h>
      <text:p text:style-name="Standard">JSON tags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Standard">Test</text:p>
          </table:table-cell>
          <table:table-cell table:style-name="TableCell82">
            <text:p text:style-name="Standard">050-09-18</text:p>
          </table:table-cell>
        </table:table-row>
        <table:table-row table:style-name="TableRow83">
          <table:table-cell table:style-name="TableCell84">
            <text:p text:style-name="Standard">test-status</text:p>
          </table:table-cell>
          <table:table-cell table:style-name="TableCell85">
            <text:p text:style-name="Standard">1 for pass, 0 for fail</text:p>
          </table:table-cell>
        </table:table-row>
      </table:table>
      <text:p text:style-name="Standard"/>
      <text:soft-page-break/>
      <text:h text:style-name="Heading4" text:outline-level="4">Revision History</text:h>
      <text:p text:style-name="Standard">Refreshed for 2.<text:span text:style-name="T86">4.2</text:span></text:p>
      <text:h text:style-name="Heading3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6T03:16:00Z</meta:creation-date>
    <dc:date>2022-12-16T03:16:00Z</dc:date>
    <meta:template xlink:href="Normal.dotm" xlink:type="simple"/>
    <meta:editing-cycles>2</meta:editing-cycles>
    <meta:editing-duration>PT60S</meta:editing-duration>
    <meta:document-statistic meta:page-count="2" meta:paragraph-count="2" meta:word-count="197" meta:character-count="1318" meta:row-count="9" meta:non-whitespace-character-count="1123"/>
  </office:meta>
</office:document-meta>
</file>